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24f9" officeooo:paragraph-rsid="001a24f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24f9" officeooo:paragraph-rsid="001a24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a24f9" officeooo:paragraph-rsid="001a24f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24f9" officeooo:paragraph-rsid="001a24f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24f9" officeooo:paragraph-rsid="001a24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4347" officeooo:paragraph-rsid="001a43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4347" officeooo:paragraph-rsid="001a434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a24f9" officeooo:paragraph-rsid="001a24f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a4347" officeooo:paragraph-rsid="001a43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a24f9" officeooo:paragraph-rsid="001a24f9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ECNICO</text:p>
      <text:p text:style-name="P3">José Carlos Soberanis Ramírez</text:p>
      <text:p text:style-name="P3">201730246</text:p>
      <text:p text:style-name="P3"/>
      <text:p text:style-name="P2">Analisis de .CSV</text:p>
      <text:p text:style-name="P4"/>
      <text:p text:style-name="P5">Analisis Lexico</text:p>
      <text:p text:style-name="P5"><text:span text:style-name="T1"/></text:p>
      <text:p text:style-name="P5"><text:span text:style-name="T1">Se usaron las siguientes macros y expresiones regulares para identificar los tokens.</text:span></text:p>
      <text:p text:style-name="P5"><text:span text:style-name="T1">"," {}</text:span></text:p>
      <text:p text:style-name="P5"><text:span text:style-name="T1"><text:s text:c="4"/>{ID} <text:s text:c="14"/>{Token ID}</text:span></text:p>
      <text:p text:style-name="P5"><text:span text:style-name="T1"><text:s text:c="4"/>({ID}|("\ "))* <text:s/>{Token TEXTO}</text:span></text:p>
      <text:p text:style-name="P5"><text:span text:style-name="T1"><text:s text:c="4"/>"\n" <text:s text:c="16"/>{Token FINLINEA}</text:span></text:p>
      <text:p text:style-name="P5"><text:span text:style-name="T1"><text:s text:c="4"/>{WHITE} <text:s text:c="6"/>{Ignorar los espacios en blanco}</text:span></text:p>
      <text:p text:style-name="P5"><text:span text:style-name="T1"><text:s text:c="4"/>. <text:s text:c="22"/>{Cualquier otra cosa será un error}</text:span></text:p>
      <text:p text:style-name="P5"><text:span text:style-name="T1"/></text:p>
      <text:p text:style-name="P5">Analisis Sintactico</text:p>
      <text:p text:style-name="P5"/>
      <text:p text:style-name="P8">Se usaron las siguientes reglas de produccion empezando por s0.</text:p>
      <text:p text:style-name="P8"/>
      <text:p text:style-name="P8">G={N,T,P,S}</text:p>
      <text:p text:style-name="P8">N={s0, s1, s2,s3,s4}</text:p>
      <text:p text:style-name="P8">T={ID, FINLINEA, COMA, CADENA}</text:p>
      <text:p text:style-name="P8">S={s0}</text:p>
      <text:p text:style-name="P8">P={</text:p>
      <text:p text:style-name="P8"/>
      <text:p text:style-name="P8">s0 ::= ID s1 FINLINEA s2 |error FINLINEA s2;</text:p>
      <text:p text:style-name="P8"/>
      <text:p text:style-name="P8">s1 ::= | COMA ID s1 |error FINLINEA s2;</text:p>
      <text:p text:style-name="P8"/>
      <text:p text:style-name="P8">s2 ::= s4 s3 FINLINEA |error FINLINEA s2;</text:p>
      <text:p text:style-name="P8"/>
      <text:p text:style-name="P8">s3 ::= | COMA s4 s3 |error FINLINEA s2;</text:p>
      <text:p text:style-name="P8"/>
      <text:p text:style-name="P8">s4 ::= ID | CADENA ;</text:p>
      <text:p text:style-name="P8"/>
      <text:p text:style-name="P8">}</text:p>
      <text:p text:style-name="P8"/>
      <text:p text:style-name="P10">Analisis de .IDE</text:p>
      <text:p text:style-name="P10"/>
      <text:p text:style-name="P5">Analisis lexico</text:p>
      <text:p text:style-name="P5"/>
      <text:p text:style-name="P8">Se usaron los siguientes macros y expresiones regulares para identificar los Tokens</text:p>
      <text:p text:style-name="P8">L = [a-zA-Z]</text:p>
      <text:p text:style-name="P8">S = [-_@+*#]</text:p>
      <text:p text:style-name="P8">D = [0-9]</text:p>
      <text:p text:style-name="P8">ID = ({L}|{D}|{S})+</text:p>
      <text:p text:style-name="P8">WHITE = ([\n\r\t\f])+</text:p>
      <text:p text:style-name="P8">EXT = ".csv"</text:p>
      <text:p text:style-name="P8"><text:soft-page-break/>"PROYECTO" {Token Palabra_Reservada_Proyecto}</text:p>
      <text:p text:style-name="P8"><text:s/>"CARPETA" {Token Palabra_Reservada_Carpeta}</text:p>
      <text:p text:style-name="P8"><text:s text:c="4"/>"ARCHIVO" {Token Palabra_Reservada_Archivo}</text:p>
      <text:p text:style-name="P8"><text:s text:c="4"/>("&lt;")("\ ")*("/")("\ ")*("PROYECTO")("\ ")*("&gt;") {Token FinProyecto}</text:p>
      <text:p text:style-name="P8"><text:s text:c="4"/>("&lt;")("\ ")*("/")("\ ")*("CARPETA")("\ ")*("&gt;") {Token FinCarpeta}</text:p>
      <text:p text:style-name="P8"><text:s text:c="4"/>"nombre" {Token Palabra_Reservada_nombre}</text:p>
      <text:p text:style-name="P8"><text:s text:c="4"/>"&lt;" {Token MENOR}</text:p>
      <text:p text:style-name="P8"><text:s text:c="4"/>"&gt;" {Token MAYOR}</text:p>
      <text:p text:style-name="P8"><text:s text:c="4"/>"=" {Token ASIGNACION}</text:p>
      <text:p text:style-name="P8"><text:s text:c="4"/>("\"")((("/")({ID})(("\ ")+({ID}))*)+)({EXT})("\"") {Token PATH}</text:p>
      <text:p text:style-name="P8"><text:s text:c="4"/>("\"")({ID}|("\ "))*("\"") {Token CADENA}</text:p>
      <text:p text:style-name="P8"><text:s text:c="4"/>"/" {Token SLASH}</text:p>
      <text:p text:style-name="P8"><text:s text:c="4"/>{WHITE} {/* ignore */}</text:p>
      <text:p text:style-name="P8"><text:s text:c="4"/>("\ ") {/*ignore*/}</text:p>
      <text:p text:style-name="P8"><text:s text:c="4"/>. {Todo lo no definido se considera un error}</text:p>
      <text:p text:style-name="P8"/>
      <text:p text:style-name="P5">Analisis sintactico</text:p>
      <text:p text:style-name="P5"><text:span text:style-name="T1"/></text:p>
      <text:p text:style-name="P5"><text:span text:style-name="T1">Se uso la siguiente gramatica para analizar el .ide</text:span></text:p>
      <text:p text:style-name="P5"><text:span text:style-name="T1">G={N,T,P,S}</text:span></text:p>
      <text:p text:style-name="P5"><text:span text:style-name="T1">N={s0,s1,s2}</text:span></text:p>
      <text:p text:style-name="P5"><text:span text:style-name="T1">T={PROYECTO, FINPROYECTO,CARPETA, FINCARPETA, ARCHIVO, MENOR, MAYOR, ASIGNACION, nombre, ubicación}</text:span></text:p>
      <text:p text:style-name="P5"><text:span text:style-name="T1">P={</text:span></text:p>
      <text:p text:style-name="P5"><text:span text:style-name="T1"/></text:p>
      <text:p text:style-name="P5"><text:span text:style-name="T1">s0 ::= MENOR PROYECTO nombre ASIGNACION CADENA MAYOR s1 FINPROYECTO </text:span></text:p>
      <text:p text:style-name="P5"><text:span text:style-name="T1">| error MENOR s2;</text:span></text:p>
      <text:p text:style-name="P5"><text:span text:style-name="T1"/></text:p>
      <text:p text:style-name="P5"><text:span text:style-name="T1">s1 ::= MENOR s2 </text:span></text:p>
      <text:p text:style-name="P5"><text:span text:style-name="T1">| error MENOR s2</text:span></text:p>
      <text:p text:style-name="P5"><text:span text:style-name="T1">| ;</text:span></text:p>
      <text:p text:style-name="P5"><text:span text:style-name="T1"/></text:p>
      <text:p text:style-name="P5"><text:span text:style-name="T1">s2 ::= ARCHIVO nombre ASIGNACION CADENA ubicacion ASIGNACION PATH SLASH MAYOR s1</text:span></text:p>
      <text:p text:style-name="P5"><text:span text:style-name="T1"><text:s text:c="4"/>| <text:s/>CARPETA nombre ASIGNACION CADENA MAYOR s1 FINCARPETA s1</text:span></text:p>
      <text:p text:style-name="P5"><text:span text:style-name="T1"><text:s text:c="4"/>| error MENOR s2 ;</text:span></text:p>
      <text:p text:style-name="P5"><text:span text:style-name="T1"/></text:p>
      <text:p text:style-name="P5"><text:span text:style-name="T1">}</text:span></text:p>
      <text:p text:style-name="P5"><text:span text:style-name="T1"/></text:p>
      <text:p text:style-name="P7"><text:span text:style-name="T1">Analisis de instrucción SQL</text:span></text:p>
      <text:p text:style-name="P7"><text:span text:style-name="T1"/></text:p>
      <text:p text:style-name="P6">Analisis lexico</text:p>
      <text:p text:style-name="P9"/>
      <text:p text:style-name="P9">Se usaron los siguientes macros y expresiones regulares para identificar los tokens</text:p>
      <text:p text:style-name="P9">L = [a-zA-Z]</text:p>
      <text:p text:style-name="P9">S = [-_@+*#]</text:p>
      <text:p text:style-name="P9">TD = [0-9]</text:p>
      <text:p text:style-name="P9">D = [1-9]</text:p>
      <text:p text:style-name="P9">C = ["&lt;=","&lt;","&gt;","&gt;=","&lt;&gt;"]</text:p>
      <text:p text:style-name="P9"><text:soft-page-break/>ID = ({L})({L}|{D}|{S})*</text:p>
      <text:p text:style-name="P9">WHITE = ([\n\r\t\f])+</text:p>
      <text:p text:style-name="P9"/>
      <text:p text:style-name="P9">"SELECCIONAR" {Palabra reservada SELECCIONAR}</text:p>
      <text:p text:style-name="P9"><text:s text:c="4"/>"INSERTAR" {Palabra reservada INSERTAR}</text:p>
      <text:p text:style-name="P9"><text:s text:c="4"/>"ELIMINAR" {Palabra reservada ELIMINAR}</text:p>
      <text:p text:style-name="P9"><text:s text:c="4"/>"EN" {Palabra reservada EN}</text:p>
      <text:p text:style-name="P9"><text:s text:c="4"/>"FILTRAR" {Palabra reservada FILTRAR}</text:p>
      <text:p text:style-name="P9"><text:s text:c="4"/>"VALORES" {Palabra reservada VALORES}</text:p>
      <text:p text:style-name="P9"><text:s text:c="4"/>"ACTUALIZAR" {Palabra reservada ACTUALIZAR}</text:p>
      <text:p text:style-name="P9"><text:s text:c="4"/>"ASIGNAR" {Palabra reservada ASIGNAR}</text:p>
      <text:p text:style-name="P9"><text:s text:c="4"/>"AND" {Palabra reservada AND}</text:p>
      <text:p text:style-name="P9"><text:s text:c="4"/>"OR" {Palabra reservada OR}</text:p>
      <text:p text:style-name="P9"><text:s text:c="4"/>"(" {PARENTESISA}</text:p>
      <text:p text:style-name="P9"><text:s text:c="4"/>")" {PARENTESISC}</text:p>
      <text:p text:style-name="P9"><text:s text:c="4"/>("\"")({L}|{C}|{TD}|{S}|("\ "))*("\"") {CADENA}</text:p>
      <text:p text:style-name="P9"><text:s text:c="4"/>"," {COMA}</text:p>
      <text:p text:style-name="P9"><text:s text:c="4"/>"*" {TODO}</text:p>
      <text:p text:style-name="P9"><text:s text:c="4"/>";" {FINLINEA}</text:p>
      <text:p text:style-name="P9"><text:s text:c="4"/>"=" {ASIGNACION}</text:p>
      <text:p text:style-name="P9"><text:s text:c="4"/>({D})({TD})* {NUM}</text:p>
      <text:p text:style-name="P9"><text:s text:c="4"/>{ID} {ID}</text:p>
      <text:p text:style-name="P9"><text:s text:c="4"/>({ID})((".")({ID}))* {PATH}</text:p>
      <text:p text:style-name="P9"><text:s text:c="4"/>{C} {OPERADOR}</text:p>
      <text:p text:style-name="P9"><text:s text:c="4"/>{WHITE} {/* ignore */}</text:p>
      <text:p text:style-name="P9"><text:s text:c="4"/>("\ ") {/*ignore*/}</text:p>
      <text:p text:style-name="P9"><text:s text:c="4"/>. {Deteccion de errores}</text:p>
      <text:p text:style-name="P9"/>
      <text:p text:style-name="P6">Analisis sintactico</text:p>
      <text:p text:style-name="P6"/>
      <text:p text:style-name="P9">Se uso la siguiente gramatica para el reconocimiento y analisis sintactico</text:p>
      <text:p text:style-name="P9"/>
      <text:p text:style-name="P9">G={N,T,P,S}</text:p>
      <text:p text:style-name="P9">N={inicio, orden, listColumn, listColumnP, condiciones, comparacionList, </text:p>
      <text:p text:style-name="P9"><text:s text:c="7"/>comparacionListP, listColumn2, valueList, valueListP, listAsigValue, listAsigValueP, value,</text:p>
      <text:p text:style-name="P9"><text:s text:c="7"/>comparacionListAnd, comparacionListOr, operadorCondicion}</text:p>
      <text:p text:style-name="P9">T={SELECCIONAR, EN, FILTRAR, INSERTAR, VALORES, ACTUALIZAR,</text:p>
      <text:p text:style-name="P9"><text:s text:c="7"/>ASIGNAR,ASIGNACION, ELIMINAR, PARENTESISA, PARENTESISC,</text:p>
      <text:p text:style-name="P9"><text:s text:c="6"/>COMA, FINLINEA, AND, OR, TODO, CADENA, ID, NUM, OPERADOR, PATH}</text:p>
      <text:p text:style-name="P9">P={</text:p>
      <text:p text:style-name="P9"/>
      <text:p text:style-name="P9">inicio ::= orden FINLINEA;</text:p>
      <text:p text:style-name="P9"/>
      <text:p text:style-name="P9">orden ::= SELECCIONAR listColumn EN PATH condiciones</text:p>
      <text:p text:style-name="P9"><text:s text:c="8"/>| INSERTAR EN PATH listColumn2 VALORES PARENTESISA valueList PARENTESISC</text:p>
      <text:p text:style-name="P9"><text:s text:c="8"/>| ACTUALIZAR EN PATH ASIGNAR listAsigValue condiciones</text:p>
      <text:p text:style-name="P9"><text:s text:c="8"/>| ELIMINAR EN PATH condiciones;</text:p>
      <text:p text:style-name="P9"/>
      <text:p text:style-name="P9"/>
      <text:p text:style-name="P9"><text:soft-page-break/>listColumn ::= TODO </text:p>
      <text:p text:style-name="P9">| ID listColumnP;</text:p>
      <text:p text:style-name="P9"/>
      <text:p text:style-name="P9">listColumnP ::= | COMA ID listColumnP;</text:p>
      <text:p text:style-name="P9"/>
      <text:p text:style-name="P9">condiciones ::= | FILTRAR comparacionList;</text:p>
      <text:p text:style-name="P9"/>
      <text:p text:style-name="P9">comparacionList ::= ID operadorCondicion value comparacionListP;</text:p>
      <text:p text:style-name="P9"/>
      <text:p text:style-name="P9">comparacionListP ::= | AND ID operadorCondicion value comparacionListAnd </text:p>
      <text:p text:style-name="P9">| OR ID operadorCondicion value comparacionListOr;</text:p>
      <text:p text:style-name="P9"/>
      <text:p text:style-name="P9">listColumn2 ::= | PARENTESISA ID listColumnP PARENTESISC;</text:p>
      <text:p text:style-name="P9"/>
      <text:p text:style-name="P9">valueList ::= value valueListP;</text:p>
      <text:p text:style-name="P9"/>
      <text:p text:style-name="P9">valueListP ::= | COMA value valueListP;</text:p>
      <text:p text:style-name="P9"/>
      <text:p text:style-name="P9">listAsigValue ::= ID ASIGNACION value listAsigValueP;</text:p>
      <text:p text:style-name="P9"/>
      <text:p text:style-name="P9">listAsigValueP ::= | COMA listAsigValue;</text:p>
      <text:p text:style-name="P9"/>
      <text:p text:style-name="P9">value ::= CADENA | NUM;</text:p>
      <text:p text:style-name="P9"/>
      <text:p text:style-name="P9">comparacionListAnd ::= |AND ID operadorCondicion value comparacionListAnd;</text:p>
      <text:p text:style-name="P9"/>
      <text:p text:style-name="P9">comparacionListOr ::= | OR ID operadorCondicion value comparacionListOr;</text:p>
      <text:p text:style-name="P9"/>
      <text:p text:style-name="P9">operadorCondicion ::= ASIGNACION | OPERADOR;</text:p>
      <text:p text:style-name="P9"/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0:17:11.958781843</meta:creation-date>
    <dc:date>2020-02-18T10:41:45.302009706</dc:date>
    <meta:editing-duration>PT14S</meta:editing-duration>
    <meta:editing-cycles>1</meta:editing-cycles>
    <meta:document-statistic meta:table-count="0" meta:image-count="0" meta:object-count="0" meta:page-count="4" meta:paragraph-count="130" meta:word-count="569" meta:character-count="4517" meta:non-whitespace-character-count="3789"/>
    <meta:generator>LibreOffice/6.0.7.3$Linux_X86_64 LibreOffice_project/00m0$Build-3</meta:generator>
  </office:meta>
</office:document-meta>
</file>